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1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4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able-cell-properties fo:background-color="#ffffd7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40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2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3" style:family="table-cell" style:parent-style-name="Default">
      <style:table-cell-properties fo:background-color="#e6e6ff"/>
    </style:style>
    <style:style style:name="ce45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7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58" style:family="table-cell" style:parent-style-name="Default" style:data-style-name="N37">
      <style:table-cell-properties fo:background-color="#ffffd7"/>
      <style:text-properties style:use-window-font-color="true"/>
    </style:style>
    <style:style style:name="ce55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37">
      <style:table-cell-properties fo:background-color="transparent"/>
      <style:text-properties style:use-window-font-color="true"/>
    </style:style>
    <style:style style:name="ce24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29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30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1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70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66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32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5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8.0 / 2024-07-22</text:p>
          </table:table-cell>
          <table:table-cell table:style-name="ce1"/>
          <table:table-cell table:style-name="ce40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2" table:number-columns-repeated="3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17" office:value-type="string" calcext:value-type="string">
            <text:p>Last Update (Version)</text:p>
          </table:table-cell>
          <table:table-cell table:style-name="ce17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1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1" table:number-columns-repeated="5"/>
          <table:table-cell table:style-name="ce21" table:number-columns-repeated="2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office:value-type="string" calcext:value-type="string">
            <text:p>no_appropriate_taxonomy_in_wp-listings</text:p>
          </table:table-cell>
          <table:table-cell table:style-name="ce5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office:value-type="string" calcext:value-type="string">
            <text:p>no_appropriate_taxonomy_in_wp-listings</text:p>
          </table:table-cell>
          <table:table-cell table:style-name="ce5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office:value-type="string" calcext:value-type="string">
            <text:p>no_appropriate_taxonomy_in_wp-listings</text:p>
          </table:table-cell>
          <table:table-cell table:style-name="ce5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office:value-type="string" calcext:value-type="string">
            <text:p>no_appropriate_taxonomy_in_wp-listings</text:p>
          </table:table-cell>
          <table:table-cell table:style-name="ce5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20" office:value-type="string" calcext:value-type="string">
            <text:p>1.7.4</text:p>
          </table:table-cell>
          <table:table-cell table:style-name="ce29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-types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20" office:value-type="string" calcext:value-type="string">
            <text:p>1.4.0</text:p>
          </table:table-cell>
          <table:table-cell table:style-name="ce29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-types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features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features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22" office:value-type="string" calcext:value-type="string">
            <text:p>1.3.0</text:p>
          </table:table-cell>
          <table:table-cell table:style-name="ce22" office:value-type="float" office:value="42832" calcext:value-type="float">
            <text:p>42832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20" office:value-type="string" calcext:value-type="string">
            <text:p>1.1.6</text:p>
          </table:table-cell>
          <table:table-cell table:style-name="ce29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/>
          <table:table-cell table:style-name="ce20" office:value-type="string" calcext:value-type="string">
            <text:p>1.0.1</text:p>
          </table:table-cell>
          <table:table-cell table:style-name="ce29" office:value-type="date" office:date-value="2016-02-19" calcext:value-type="date">
            <text:p>2016-02-1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swimmingpool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Pool</text:p>
          </table:table-cell>
          <table:table-cell table:style-name="ce4"/>
          <table:table-cell table:style-name="ce4" office:value-type="string" calcext:value-type="string">
            <text:p>Swimmingpool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/>
          <table:table-cell table:style-name="ce20" office:value-type="string" calcext:value-type="string">
            <text:p>1.0.2</text:p>
          </table:table-cell>
          <table:table-cell table:style-name="ce29" office:value-type="date" office:date-value="2016-03-30" calcext:value-type="date">
            <text:p>2016-03-3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office:value-type="string" calcext:value-type="string">
            <text:p>features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0" office:value-type="string" calcext:value-type="string">
            <text:p>1.1.6</text:p>
          </table:table-cell>
          <table:table-cell table:style-name="ce29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status</text:p>
          </table:table-cell>
          <table:table-cell/>
          <table:table-cell table:style-name="ce4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status</text:p>
          </table:table-cell>
          <table:table-cell/>
          <table:table-cell table:style-name="ce4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9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5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16"/>
          <table:table-cell table:style-name="ce35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16"/>
          <table:table-cell table:style-name="ce35"/>
          <table:table-cell table:style-name="ce1" table:number-columns-repeated="52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5"/>
          <table:table-cell table:style-name="ce5" office:value-type="string" calcext:value-type="string">
            <text:p>1.6.0</text:p>
          </table:table-cell>
          <table:table-cell table:style-name="ce30" office:value-type="date" office:date-value="2020-07-29" calcext:value-type="date">
            <text:p>2020-07-2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status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8"/>
          <table:table-cell table:style-name="ce18" table:number-columns-repeated="2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23" office:value-type="string" calcext:value-type="string">
            <text:p>1.7.2</text:p>
          </table:table-cell>
          <table:table-cell table:style-name="ce3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6"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23" office:value-type="string" calcext:value-type="string">
            <text:p>1.7.2</text:p>
          </table:table-cell>
          <table:table-cell table:style-name="ce3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4" office:value-type="string" calcext:value-type="string">
            <text:p>custom_field</text:p>
          </table:table-cell>
          <table:table-cell table:style-name="ce42"/>
          <table:table-cell table:style-name="ce34" office:value-type="string" calcext:value-type="string">
            <text:p>preise-&gt;gesamtbelastungnetto*</text:p>
          </table:table-cell>
          <table:table-cell table:style-name="ce34" office:value-type="string" calcext:value-type="string">
            <text:p>_listing_price</text:p>
          </table:table-cell>
          <table:table-cell table:style-name="ce42" office:value-type="string" calcext:value-type="string">
            <text:p>currency</text:p>
          </table:table-cell>
          <table:table-cell table:style-name="ce34" table:number-columns-repeated="4"/>
          <table:table-cell table:style-name="ce58" office:value-type="string" calcext:value-type="string">
            <text:p>1.8.0</text:p>
          </table:table-cell>
          <table:table-cell table:style-name="ce70" office:value-type="date" office:date-value="2024-07-22" calcext:value-type="date">
            <text:p>2024-07-22</text:p>
          </table:table-cell>
          <table:table-cell table:style-name="ce42"/>
          <table:table-cell table:style-name="ce34" table:number-columns-repeated="1012"/>
        </table:table-row>
        <table:table-row table:style-name="ro1">
          <table:table-cell table:style-name="ce34" office:value-type="string" calcext:value-type="string">
            <text:p>custom_field</text:p>
          </table:table-cell>
          <table:table-cell table:style-name="ce42"/>
          <table:table-cell table:style-name="ce34" office:value-type="string" calcext:value-type="string">
            <text:p>preise-&gt;hauptmietzinsnetto*</text:p>
          </table:table-cell>
          <table:table-cell table:style-name="ce34" office:value-type="string" calcext:value-type="string">
            <text:p>_listing_price</text:p>
          </table:table-cell>
          <table:table-cell table:style-name="ce42" office:value-type="string" calcext:value-type="string">
            <text:p>currency</text:p>
          </table:table-cell>
          <table:table-cell table:style-name="ce34" table:number-columns-repeated="4"/>
          <table:table-cell table:style-name="ce58" office:value-type="string" calcext:value-type="string">
            <text:p>1.8.0</text:p>
          </table:table-cell>
          <table:table-cell table:style-name="ce70" office:value-type="date" office:date-value="2024-07-22" calcext:value-type="date">
            <text:p>2024-07-22</text:p>
          </table:table-cell>
          <table:table-cell table:style-name="ce42"/>
          <table:table-cell table:style-name="ce34" table:number-columns-repeated="1012"/>
        </table:table-row>
        <table:table-row table:style-name="ro1">
          <table:table-cell table:style-name="ce34" office:value-type="string" calcext:value-type="string">
            <text:p>custom_field</text:p>
          </table:table-cell>
          <table:table-cell table:style-name="ce42"/>
          <table:table-cell table:style-name="ce34" office:value-type="string" calcext:value-type="string">
            <text:p>preise-&gt;gesamtmietenetto*</text:p>
          </table:table-cell>
          <table:table-cell table:style-name="ce34" office:value-type="string" calcext:value-type="string">
            <text:p>_listing_price</text:p>
          </table:table-cell>
          <table:table-cell table:style-name="ce42" office:value-type="string" calcext:value-type="string">
            <text:p>currency</text:p>
          </table:table-cell>
          <table:table-cell table:style-name="ce34" table:number-columns-repeated="4"/>
          <table:table-cell table:style-name="ce58" office:value-type="string" calcext:value-type="string">
            <text:p>1.8.0</text:p>
          </table:table-cell>
          <table:table-cell table:style-name="ce70" office:value-type="date" office:date-value="2024-07-22" calcext:value-type="date">
            <text:p>2024-07-22</text:p>
          </table:table-cell>
          <table:table-cell table:style-name="ce42"/>
          <table:table-cell table:style-name="ce34" table:number-columns-repeated="1012"/>
        </table:table-row>
        <table:table-row table:style-name="ro1">
          <table:table-cell table:style-name="ce34" office:value-type="string" calcext:value-type="string">
            <text:p>custom_field</text:p>
          </table:table-cell>
          <table:table-cell table:style-name="ce42"/>
          <table:table-cell table:style-name="ce34" office:value-type="string" calcext:value-type="string">
            <text:p>preise-&gt;summemietenetto*</text:p>
          </table:table-cell>
          <table:table-cell table:style-name="ce34" office:value-type="string" calcext:value-type="string">
            <text:p>_listing_price</text:p>
          </table:table-cell>
          <table:table-cell table:style-name="ce42" office:value-type="string" calcext:value-type="string">
            <text:p>currency</text:p>
          </table:table-cell>
          <table:table-cell table:style-name="ce34" table:number-columns-repeated="4"/>
          <table:table-cell table:style-name="ce58" office:value-type="string" calcext:value-type="string">
            <text:p>1.8.0</text:p>
          </table:table-cell>
          <table:table-cell table:style-name="ce70" office:value-type="date" office:date-value="2024-07-22" calcext:value-type="date">
            <text:p>2024-07-22</text:p>
          </table:table-cell>
          <table:table-cell table:style-name="ce42"/>
          <table:table-cell table:style-name="ce34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6" office:value-type="string" calcext:value-type="string">
            <text:p>_listing_price</text:p>
          </table:table-cell>
          <table:table-cell table:style-name="ce6" office:value-type="string" calcext:value-type="string">
            <text:p>currency</text:p>
          </table:table-cell>
          <table:table-cell table:style-name="ce6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erbpacht</text:p>
          </table:table-cell>
          <table:table-cell table:style-name="ce6" office:value-type="string" calcext:value-type="string">
            <text:p>_listing_price</text:p>
          </table:table-cell>
          <table:table-cell table:style-name="ce6" office:value-type="string" calcext:value-type="string">
            <text:p>currency</text:p>
          </table:table-cell>
          <table:table-cell table:style-name="ce6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pacht</text:p>
          </table:table-cell>
          <table:table-cell table:style-name="ce6" office:value-type="string" calcext:value-type="string">
            <text:p>_listing_price</text:p>
          </table:table-cell>
          <table:table-cell table:style-name="ce6" office:value-type="string" calcext:value-type="string">
            <text:p>currency</text:p>
          </table:table-cell>
          <table:table-cell table:style-name="ce6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6"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6" office:value-type="string" calcext:value-type="string">
            <text:p>_listing_price</text:p>
          </table:table-cell>
          <table:table-cell table:style-name="ce6" office:value-type="string" calcext:value-type="string">
            <text:p>currency</text:p>
          </table:table-cell>
          <table:table-cell table:style-name="ce6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23" office:value-type="string" calcext:value-type="string">
            <text:p>1.6.5</text:p>
          </table:table-cell>
          <table:table-cell table:style-name="ce31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brutto</text:p>
          </table:table-cell>
          <table:table-cell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fpreis</text:p>
          </table:table-cell>
          <table:table-cell office:value-type="string" calcext:value-type="string">
            <text:p>_listing_price</text:p>
          </table:table-cell>
          <table:table-cell table:style-name="ce4" office:value-type="string" calcext:value-type="string">
            <text:p>currenc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true</text:p>
          </table:table-cell>
          <table:table-cell table:style-name="ce4" office:value-type="string" calcext:value-type="string">
            <text:p>_listing_hide_price</text:p>
          </table:table-cell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4" table:number-columns-repeated="3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1</text:p>
          </table:table-cell>
          <table:table-cell table:style-name="ce4" office:value-type="string" calcext:value-type="string">
            <text:p>_listing_hide_price</text:p>
          </table:table-cell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4" table:number-columns-repeated="3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listing_sqft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listing_lot_sqft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_listing_lostize</text:p>
          </table:table-cell>
          <table:table-cell table:style-name="ce4" office:value-type="string" calcext:value-type="string">
            <text:p>sqm</text:p>
          </table:table-cell>
          <table:table-cell table:style-name="ce4" table:number-columns-repeated="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_listing_lotsize</text:p>
          </table:table-cell>
          <table:table-cell table:style-name="ce4" office:value-type="string" calcext:value-type="string">
            <text:p>sqm</text:p>
          </table:table-cell>
          <table:table-cell table:style-name="ce4" table:number-columns-repeated="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listing_bed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listing_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_listing_rooms</text:p>
          </table:table-cell>
          <table:table-cell table:style-name="ce4" office:value-type="string" calcext:value-type="string">
            <text:p>number_format:0</text:p>
          </table:table-cell>
          <table:table-cell table:style-name="ce4" table:number-columns-repeated="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/>
          <table:table-cell table:style-name="ce4" office:value-type="string" calcext:value-type="string">
            <text:p>Erstbezu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/>
          <table:table-cell table:style-name="ce4" office:value-type="string" calcext:value-type="string">
            <text:p>renovierungsbedürfti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/>
          <table:table-cell table:style-name="ce4" office:value-type="string" calcext:value-type="string">
            <text:p>neuwerti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/>
          <table:table-cell table:style-name="ce4" office:value-type="string" calcext:value-type="string">
            <text:p>sanier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/>
          <table:table-cell table:style-name="ce4" office:value-type="string" calcext:value-type="string">
            <text:p>renovier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/>
          <table:table-cell table:style-name="ce4" office:value-type="string" calcext:value-type="string">
            <text:p>teilsanier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/>
          <table:table-cell table:style-name="ce4" office:value-type="string" calcext:value-type="string">
            <text:p>vollsanier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/>
          <table:table-cell table:style-name="ce4" office:value-type="string" calcext:value-type="string">
            <text:p>sanierungsbedürfti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/>
          <table:table-cell table:style-name="ce4" office:value-type="string" calcext:value-type="string">
            <text:p>baufälli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/>
          <table:table-cell table:style-name="ce4" office:value-type="string" calcext:value-type="string">
            <text:p>nach Vereinbarun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/>
          <table:table-cell table:style-name="ce4" office:value-type="string" calcext:value-type="string">
            <text:p>modernisier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/>
          <table:table-cell table:style-name="ce4" office:value-type="string" calcext:value-type="string">
            <text:p>gepfleg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/>
          <table:table-cell table:style-name="ce4" office:value-type="string" calcext:value-type="string">
            <text:p>Rohbau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/>
          <table:table-cell table:style-name="ce4" office:value-type="string" calcext:value-type="string">
            <text:p>entkern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/>
          <table:table-cell table:style-name="ce4" office:value-type="string" calcext:value-type="string">
            <text:p>Abrissobjek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_listing_condition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/>
          <table:table-cell table:style-name="ce4" office:value-type="string" calcext:value-type="string">
            <text:p>projektiert</text:p>
          </table:table-cell>
          <table:table-cell table:style-name="ce4"/>
          <table:table-cell table:style-name="ce23" office:value-type="string" calcext:value-type="string">
            <text:p>1.7.2</text:p>
          </table:table-cell>
          <table:table-cell table:style-name="ce3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MASSIV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Massive Construction</text:p>
          </table:table-cell>
          <table:table-cell table:style-name="ce4"/>
          <table:table-cell table:style-name="ce4" office:value-type="string" calcext:value-type="string">
            <text:p>Massivbauweise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FERTIGTEILE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Finished Part Construction</text:p>
          </table:table-cell>
          <table:table-cell table:style-name="ce4"/>
          <table:table-cell table:style-name="ce4" office:value-type="string" calcext:value-type="string">
            <text:p>Fertigteil-Bauweise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uweise:HOLZ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Timber Construction</text:p>
          </table:table-cell>
          <table:table-cell table:style-name="ce4"/>
          <table:table-cell table:style-name="ce4" office:value-type="string" calcext:value-type="string">
            <text:p>Holzbauweise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baustufe:BAUSATZHAUS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Building Kit House</text:p>
          </table:table-cell>
          <table:table-cell table:style-name="ce4"/>
          <table:table-cell table:style-name="ce4" office:value-type="string" calcext:value-type="string">
            <text:p>Bausatzhaus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baustufe:AUSBAUHAUS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Bare-bones House</text:p>
          </table:table-cell>
          <table:table-cell table:style-name="ce4"/>
          <table:table-cell table:style-name="ce4" office:value-type="string" calcext:value-type="string">
            <text:p>Ausbauhaus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baustufe:SCHLUESSELFERTIGMITKELLER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Turnkey ready with Basement</text:p>
          </table:table-cell>
          <table:table-cell table:style-name="ce4"/>
          <table:table-cell table:style-name="ce4" office:value-type="string" calcext:value-type="string">
            <text:p>schlüsselfertig mit Keller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baustufe:SCHLUESSELFERTIGOHNEBODENPLATTE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Turnkey ready without Base Plate</text:p>
          </table:table-cell>
          <table:table-cell table:style-name="ce4"/>
          <table:table-cell table:style-name="ce4" office:value-type="string" calcext:value-type="string">
            <text:p>schlüsselfertig ohne Bodenplatte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baustufe:SCHLUESSELFERTIGMITBODENPLATTE+</text:p>
          </table:table-cell>
          <table:table-cell table:style-name="ce4" office:value-type="string" calcext:value-type="string">
            <text:p>_listing_construction</text:p>
          </table:table-cell>
          <table:table-cell table:style-name="ce4"/>
          <table:table-cell table:style-name="ce4" office:value-type="string" calcext:value-type="string">
            <text:p>Turnkey ready with Base Plate</text:p>
          </table:table-cell>
          <table:table-cell table:style-name="ce4"/>
          <table:table-cell table:style-name="ce4" office:value-type="string" calcext:value-type="string">
            <text:p>schlüsselfertig mit Bodenplatte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/>
          <table:table-cell table:style-name="ce4" office:value-type="string" calcext:value-type="string">
            <text:p>Fliesen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/>
          <table:table-cell table:style-name="ce4" office:value-type="string" calcext:value-type="string">
            <text:p>Stein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/>
          <table:table-cell table:style-name="ce4" office:value-type="string" calcext:value-type="string">
            <text:p>Teppich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/>
          <table:table-cell table:style-name="ce4" office:value-type="string" calcext:value-type="string">
            <text:p>Parket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/>
          <table:table-cell table:style-name="ce4" office:value-type="string" calcext:value-type="string">
            <text:p>Fertigparket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/>
          <table:table-cell table:style-name="ce4" office:value-type="string" calcext:value-type="string">
            <text:p>Lamina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/>
          <table:table-cell table:style-name="ce4" office:value-type="string" calcext:value-type="string">
            <text:p>Dielen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/>
          <table:table-cell table:style-name="ce4" office:value-type="string" calcext:value-type="string">
            <text:p>Kunststoff</text:p>
          </table:table-cell>
          <table:table-cell table:style-name="ce4"/>
          <table:table-cell table:style-name="ce23" office:value-type="string" calcext:value-type="string">
            <text:p>1.7.2</text:p>
          </table:table-cell>
          <table:table-cell table:style-name="ce3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/>
          <table:table-cell table:style-name="ce4" office:value-type="string" calcext:value-type="string">
            <text:p>Estrich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/>
          <table:table-cell table:style-name="ce4" office:value-type="string" calcext:value-type="string">
            <text:p>Doppelboden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/>
          <table:table-cell table:style-name="ce4" office:value-type="string" calcext:value-type="string">
            <text:p>Marmor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/>
          <table:table-cell table:style-name="ce4" office:value-type="string" calcext:value-type="string">
            <text:p>Terrakotta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_listing_flooring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/>
          <table:table-cell table:style-name="ce4" office:value-type="string" calcext:value-type="string">
            <text:p>Grani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OFEN+</text:p>
          </table:table-cell>
          <table:table-cell table:style-name="ce4" office:value-type="string" calcext:value-type="string">
            <text:p>_listing_heatcool</text:p>
          </table:table-cell>
          <table:table-cell table:style-name="ce4"/>
          <table:table-cell table:style-name="ce4" office:value-type="string" calcext:value-type="string">
            <text:p>Heating by Stove</text:p>
          </table:table-cell>
          <table:table-cell table:style-name="ce4"/>
          <table:table-cell table:style-name="ce4" office:value-type="string" calcext:value-type="string">
            <text:p>Ofenheizun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ETAGE+</text:p>
          </table:table-cell>
          <table:table-cell table:style-name="ce4" office:value-type="string" calcext:value-type="string">
            <text:p>_listing_heatcool</text:p>
          </table:table-cell>
          <table:table-cell table:style-name="ce4"/>
          <table:table-cell table:style-name="ce4" office:value-type="string" calcext:value-type="string">
            <text:p>Self-contained Central Heating</text:p>
          </table:table-cell>
          <table:table-cell table:style-name="ce4"/>
          <table:table-cell table:style-name="ce4" office:value-type="string" calcext:value-type="string">
            <text:p>Etagenheizun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ZENTRAL+</text:p>
          </table:table-cell>
          <table:table-cell table:style-name="ce4" office:value-type="string" calcext:value-type="string">
            <text:p>_listing_heatcool</text:p>
          </table:table-cell>
          <table:table-cell table:style-name="ce4"/>
          <table:table-cell table:style-name="ce4" office:value-type="string" calcext:value-type="string">
            <text:p>Central Heating</text:p>
          </table:table-cell>
          <table:table-cell table:style-name="ce4"/>
          <table:table-cell table:style-name="ce4" office:value-type="string" calcext:value-type="string">
            <text:p>Zentralheizun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heizungsart:FERN+</text:p>
          </table:table-cell>
          <table:table-cell table:style-name="ce42" office:value-type="string" calcext:value-type="string">
            <text:p>_listing_heatcool</text:p>
          </table:table-cell>
          <table:table-cell table:style-name="ce42"/>
          <table:table-cell table:style-name="ce42" office:value-type="string" calcext:value-type="string">
            <text:p>District Heating</text:p>
          </table:table-cell>
          <table:table-cell table:style-name="ce42"/>
          <table:table-cell table:style-name="ce42" office:value-type="string" calcext:value-type="string">
            <text:p>Fernheizung</text:p>
          </table:table-cell>
          <table:table-cell table:style-name="ce42"/>
          <table:table-cell table:style-name="ce55" office:value-type="string" calcext:value-type="string">
            <text:p>1.1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table:style-name="ce4" office:value-type="string" calcext:value-type="string">
            <text:p>_listing_heatcool</text:p>
          </table:table-cell>
          <table:table-cell table:style-name="ce4"/>
          <table:table-cell table:style-name="ce4" office:value-type="string" calcext:value-type="string">
            <text:p>Underfloor Heating</text:p>
          </table:table-cell>
          <table:table-cell table:style-name="ce4"/>
          <table:table-cell table:style-name="ce4" office:value-type="string" calcext:value-type="string">
            <text:p>Fußbodenheizun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/>
          <table:table-cell table:style-name="ce4" office:value-type="string" calcext:value-type="string">
            <text:p>Wohngebie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/>
          <table:table-cell table:style-name="ce4" office:value-type="string" calcext:value-type="string">
            <text:p>Gewerbegebie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/>
          <table:table-cell table:style-name="ce4" office:value-type="string" calcext:value-type="string">
            <text:p>Industriegebie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/>
          <table:table-cell table:style-name="ce4" office:value-type="string" calcext:value-type="string">
            <text:p>Mischgebie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/>
          <table:table-cell table:style-name="ce4" office:value-type="string" calcext:value-type="string">
            <text:p>Neubaugebiet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/>
          <table:table-cell table:style-name="ce4" office:value-type="string" calcext:value-type="string">
            <text:p>Ortslage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/>
          <table:table-cell table:style-name="ce4" office:value-type="string" calcext:value-type="string">
            <text:p>Siedlung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/>
          <table:table-cell table:style-name="ce4" office:value-type="string" calcext:value-type="string">
            <text:p>Stadtrand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/>
          <table:table-cell table:style-name="ce4" office:value-type="string" calcext:value-type="string">
            <text:p>Stadtteil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/>
          <table:table-cell table:style-name="ce4" office:value-type="string" calcext:value-type="string">
            <text:p>Stadtzentrum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/>
          <table:table-cell table:style-name="ce4" office:value-type="string" calcext:value-type="string">
            <text:p>Nebenzentrum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_listing_location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/>
          <table:table-cell table:style-name="ce4" office:value-type="string" calcext:value-type="string">
            <text:p>1A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_listing_scenery</text:p>
          </table:table-cell>
          <table:table-cell table:style-name="ce4"/>
          <table:table-cell table:style-name="ce4" office:value-type="string" calcext:value-type="string">
            <text:p>Panoramic View</text:p>
          </table:table-cell>
          <table:table-cell table:style-name="ce4"/>
          <table:table-cell table:style-name="ce4" office:value-type="string" calcext:value-type="string">
            <text:p>Fernblick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_listing_scenery</text:p>
          </table:table-cell>
          <table:table-cell table:style-name="ce4"/>
          <table:table-cell table:style-name="ce4" office:value-type="string" calcext:value-type="string">
            <text:p>Lake View</text:p>
          </table:table-cell>
          <table:table-cell table:style-name="ce4"/>
          <table:table-cell table:style-name="ce4" office:value-type="string" calcext:value-type="string">
            <text:p>Seeblick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_listing_scenery</text:p>
          </table:table-cell>
          <table:table-cell table:style-name="ce4"/>
          <table:table-cell table:style-name="ce4" office:value-type="string" calcext:value-type="string">
            <text:p>Mountain View</text:p>
          </table:table-cell>
          <table:table-cell table:style-name="ce4"/>
          <table:table-cell table:style-name="ce4" office:value-type="string" calcext:value-type="string">
            <text:p>Bergblick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ausblick:blick:MEER</text:p>
          </table:table-cell>
          <table:table-cell table:style-name="ce4" office:value-type="string" calcext:value-type="string">
            <text:p>_listing_scenery</text:p>
          </table:table-cell>
          <table:table-cell table:style-name="ce4"/>
          <table:table-cell table:style-name="ce4" office:value-type="string" calcext:value-type="string">
            <text:p>Sea View</text:p>
          </table:table-cell>
          <table:table-cell table:style-name="ce4"/>
          <table:table-cell table:style-name="ce4" office:value-type="string" calcext:value-type="string">
            <text:p>Meerblick</text:p>
          </table:table-cell>
          <table:table-cell table:style-name="ce4"/>
          <table:table-cell table:style-name="ce20" office:value-type="string" calcext:value-type="string">
            <text:p>1.1.0</text:p>
          </table:table-cell>
          <table:table-cell table:style-name="ce29" office:value-type="date" office:date-value="2016-04-09" calcext:value-type="date">
            <text:p>2016-04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listing_year_buil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1"/>
          <table:table-cell table:style-name="ce4" office:value-type="string" calcext:value-type="string">
            <text:p>freitexte-&gt;lage</text:p>
          </table:table-cell>
          <table:table-cell table:style-name="ce4" office:value-type="string" calcext:value-type="string">
            <text:p>_listing_school_neighborhood</text:p>
          </table:table-cell>
          <table:table-cell table:style-name="ce11" table:number-columns-repeated="5"/>
          <table:table-cell table:style-name="ce21" table:number-columns-repeated="2"/>
          <table:table-cell table:style-name="ce11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_listing_home_su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listing_mls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8"/>
          <table:table-cell table:style-name="ce25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8"/>
          <table:table-cell table:style-name="ce25" table:number-columns-repeated="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5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 for setting a custom listing text based on a string included in the free text „sonstige_angaben“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Setzen eines benutzerdefinierten Textes (Auflistung), wenn ein bestimmtes Wort im Freitext „sonstige_angaben“ enthalten ist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office:value-type="string" calcext:value-type="string">
            <text:p>_listing_text</text:p>
          </table:table-cell>
          <table:table-cell table:style-name="ce5"/>
          <table:table-cell table:style-name="ce5" office:value-type="string" calcext:value-type="string">
            <text:p>Featured Properties</text:p>
          </table:table-cell>
          <table:table-cell table:style-name="ce5"/>
          <table:table-cell table:style-name="ce5" office:value-type="string" calcext:value-type="string">
            <text:p>Empfehlungen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geo-&gt;plz</text:p>
          </table:table-cell>
          <table:table-cell table:style-name="ce8" office:value-type="string" calcext:value-type="string">
            <text:p>_listing_zip</text:p>
          </table:table-cell>
          <table:table-cell table:style-name="ce8" table:number-columns-repeated="5"/>
          <table:table-cell table:style-name="ce26" table:number-columns-repeated="2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geo-&gt;ort</text:p>
          </table:table-cell>
          <table:table-cell table:style-name="ce8" office:value-type="string" calcext:value-type="string">
            <text:p>_listing_city</text:p>
          </table:table-cell>
          <table:table-cell table:style-name="ce8" table:number-columns-repeated="5"/>
          <table:table-cell table:style-name="ce26" table:number-columns-repeated="2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custom_field</text:p>
          </table:table-cell>
          <table:table-cell table:style-name="ce8"/>
          <table:table-cell table:style-name="ce8" office:value-type="string" calcext:value-type="string">
            <text:p>geo-&gt;bundesland</text:p>
          </table:table-cell>
          <table:table-cell table:style-name="ce8" office:value-type="string" calcext:value-type="string">
            <text:p>_listing_state</text:p>
          </table:table-cell>
          <table:table-cell table:style-name="ce8" table:number-columns-repeated="5"/>
          <table:table-cell table:style-name="ce26" table:number-columns-repeated="2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5"/>
          <table:table-cell table:style-name="ce23" table:number-columns-repeated="2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7.5</text:p>
          </table:table-cell>
          <table:table-cell table:style-name="ce29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7.5</text:p>
          </table:table-cell>
          <table:table-cell table:style-name="ce29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 office:value-type="string" calcext:value-type="string">
            <text:p>_listing_floors</text:p>
          </table:table-cell>
          <table:table-cell table:style-name="ce4" office:value-type="string" calcext:value-type="string">
            <text:p>number_format:1</text:p>
          </table:table-cell>
          <table:table-cell table:style-name="ce4" table:number-columns-repeated="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nettokaltmiete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Net Cold Rent</text:p>
          </table:table-cell>
          <table:table-cell table:style-name="ce6"/>
          <table:table-cell table:style-name="ce6" office:value-type="string" calcext:value-type="string">
            <text:p>Nettokaltmiete</text:p>
          </table:table-cell>
          <table:table-cell table:style-name="ce6"/>
          <table:table-cell table:style-name="ce27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TAG</text:p>
          </table:table-cell>
          <table:table-cell table:style-name="ce4" table:number-columns-repeated="2"/>
          <table:table-cell table:style-name="ce4" office:value-type="string" calcext:value-type="string">
            <text:p>per Day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Tag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WOCHE</text:p>
          </table:table-cell>
          <table:table-cell table:style-name="ce4" table:number-columns-repeated="2"/>
          <table:table-cell table:style-name="ce4" office:value-type="string" calcext:value-type="string">
            <text:p>per Week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Woche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MONAT</text:p>
          </table:table-cell>
          <table:table-cell table:style-name="ce4" table:number-columns-repeated="2"/>
          <table:table-cell table:style-name="ce4" office:value-type="string" calcext:value-type="string">
            <text:p>per Month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Monat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reis_zeiteinheit:zeiteinheit:JAHR</text:p>
          </table:table-cell>
          <table:table-cell table:style-name="ce4" table:number-columns-repeated="2"/>
          <table:table-cell table:style-name="ce4" office:value-type="string" calcext:value-type="string">
            <text:p>per Year</text:p>
          </table:table-cell>
          <table:table-cell table:style-name="ce4" office:value-type="string" calcext:value-type="string">
            <text:p>Price Time Unit</text:p>
          </table:table-cell>
          <table:table-cell table:style-name="ce4" office:value-type="string" calcext:value-type="string">
            <text:p>pro Jahr</text:p>
          </table:table-cell>
          <table:table-cell table:style-name="ce4" office:value-type="string" calcext:value-type="string">
            <text:p>Preis-Zeiteinhei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27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27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22" office:value-type="string" calcext:value-type="string">
            <text:p>1.2.1</text:p>
          </table:table-cell>
          <table:table-cell table:style-name="ce30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22" office:value-type="string" calcext:value-type="string">
            <text:p>1.2.1</text:p>
          </table:table-cell>
          <table:table-cell table:style-name="ce30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23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23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23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23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22" office:value-type="string" calcext:value-type="string">
            <text:p>1.2.0</text:p>
          </table:table-cell>
          <table:table-cell table:style-name="ce30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9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20" office:value-type="string" calcext:value-type="string">
            <text:p>1.4.0</text:p>
          </table:table-cell>
          <table:table-cell table:style-name="ce29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/>
          <table:table-cell table:style-name="ce22"/>
          <table:table-cell table:style-name="ce32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7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64" office:value-type="string" calcext:value-type="string">
            <text:p>1.6.4</text:p>
          </table:table-cell>
          <table:table-cell table:style-name="ce31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2" office:value-type="string" calcext:value-type="string">
            <text:p>1.1.2</text:p>
          </table:table-cell>
          <table:table-cell table:style-name="ce30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9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9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3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23" office:value-type="string" calcext:value-type="string">
            <text:p>1.5.0</text:p>
          </table:table-cell>
          <table:table-cell table:style-name="ce31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anzahl_stellplaetze</text:p>
          </table:table-cell>
          <table:table-cell table:number-columns-repeated="2"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office:value-type="string" calcext:value-type="string">
            <text:p>flaechen-&gt;balkon_terrass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20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9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flaeche_bis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Area (max.)</text:p>
          </table:table-cell>
          <table:table-cell table:style-name="ce4"/>
          <table:table-cell table:style-name="ce4" office:value-type="string" calcext:value-type="string">
            <text:p>Fläche bis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20"/>
          <table:table-cell table:style-name="ce29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23" office:value-type="string" calcext:value-type="string">
            <text:p>1.7.2</text:p>
          </table:table-cell>
          <table:table-cell table:style-name="ce3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20"/>
          <table:table-cell table:style-name="ce29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20" office:value-type="string" calcext:value-type="string">
            <text:p>1.6.1</text:p>
          </table:table-cell>
          <table:table-cell table:style-name="ce29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20" office:value-type="string" calcext:value-type="string">
            <text:p>1.6.1</text:p>
          </table:table-cell>
          <table:table-cell table:style-name="ce29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Broadband Internet Access Speed</text:p>
          </table:table-cell>
          <table:table-cell table:style-name="ce4"/>
          <table:table-cell table:style-name="ce4" office:value-type="string" calcext:value-type="string">
            <text:p>Breitband-Internet-Zugangsgeschwindigkeit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FERN+</text:p>
          </table:table-cell>
          <table:table-cell table:style-name="ce42" table:number-columns-repeated="2"/>
          <table:table-cell table:style-name="ce42" office:value-type="string" calcext:value-type="string">
            <text:p>District Heat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Fernwärme</text:p>
          </table:table-cell>
          <table:table-cell table:style-name="ce42" office:value-type="string" calcext:value-type="string">
            <text:p>Befeuerung</text:p>
          </table:table-cell>
          <table:table-cell table:style-name="ce55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ERDGAS_LEICHT+</text:p>
          </table:table-cell>
          <table:table-cell table:style-name="ce42" table:number-columns-repeated="2"/>
          <table:table-cell table:style-name="ce42" office:value-type="string" calcext:value-type="string">
            <text:p>Natural Gas (light)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Erdgas (leicht)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ERDGAS_SCHWER+</text:p>
          </table:table-cell>
          <table:table-cell table:style-name="ce42" table:number-columns-repeated="2"/>
          <table:table-cell table:style-name="ce42" office:value-type="string" calcext:value-type="string">
            <text:p>Natural Gas (heavy)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Erdgas (schwer)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FERNWAERME_DAMPF+</text:p>
          </table:table-cell>
          <table:table-cell table:style-name="ce42" table:number-columns-repeated="2"/>
          <table:table-cell table:style-name="ce42" office:value-type="string" calcext:value-type="string">
            <text:p>District Heat (Steam)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Fernwärme (Dampf)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NAHWAERME+</text:p>
          </table:table-cell>
          <table:table-cell table:style-name="ce42" table:number-columns-repeated="2"/>
          <table:table-cell table:style-name="ce42" office:value-type="string" calcext:value-type="string">
            <text:p>Local Heat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Nahwärme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WAERMELIEFERUNG+</text:p>
          </table:table-cell>
          <table:table-cell table:style-name="ce42" table:number-columns-repeated="2"/>
          <table:table-cell table:style-name="ce42" office:value-type="string" calcext:value-type="string">
            <text:p>Heat Delivery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Wärmelieferung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BIOENERGIE+</text:p>
          </table:table-cell>
          <table:table-cell table:style-name="ce42" table:number-columns-repeated="2"/>
          <table:table-cell table:style-name="ce42" office:value-type="string" calcext:value-type="string">
            <text:p>Bio Energy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Bioenergie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WINDENERGIE+</text:p>
          </table:table-cell>
          <table:table-cell table:style-name="ce42" table:number-columns-repeated="2"/>
          <table:table-cell table:style-name="ce42" office:value-type="string" calcext:value-type="string">
            <text:p>Wind Energy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Windenergie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WASSERENERGIE+</text:p>
          </table:table-cell>
          <table:table-cell table:style-name="ce42" table:number-columns-repeated="2"/>
          <table:table-cell table:style-name="ce42" office:value-type="string" calcext:value-type="string">
            <text:p>Water Energy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Wasserenergie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UMWELTWAERME+</text:p>
          </table:table-cell>
          <table:table-cell table:style-name="ce42" table:number-columns-repeated="2"/>
          <table:table-cell table:style-name="ce42" office:value-type="string" calcext:value-type="string">
            <text:p>Environmental Heat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Umweltwärme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KWK_FOSSIL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fossil)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Kraft-Wärme-Kopplung (fossil)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KWK_ERNEUERBAR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renewable)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Kraft-Wärme-Kopplung (erneuerbar)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KWK_REGENERATIV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regenerative)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Kraft-Wärme-Kopplung (regenerativ)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/>
          <table:table-cell table:style-name="ce42" office:value-type="string" calcext:value-type="string">
            <text:p>ausstattung-&gt;befeuerung:KWK_BIO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Bio)</text:p>
          </table:table-cell>
          <table:table-cell table:style-name="ce42" office:value-type="string" calcext:value-type="string">
            <text:p>Firing</text:p>
          </table:table-cell>
          <table:table-cell table:style-name="ce42" office:value-type="string" calcext:value-type="string">
            <text:p>Kraft-Wärme-Kopplung (Bio)</text:p>
          </table:table-cell>
          <table:table-cell table:style-name="ce42" office:value-type="string" calcext:value-type="string">
            <text:p>Befeuerung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23" office:value-type="string" calcext:value-type="string">
            <text:p>1.7.2</text:p>
          </table:table-cell>
          <table:table-cell table:style-name="ce3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5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23" office:value-type="string" calcext:value-type="string">
            <text:p>1.7.2</text:p>
          </table:table-cell>
          <table:table-cell table:style-name="ce31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auzone</text:p>
          </table:table-cell>
          <table:table-cell table:style-name="ce4" table:number-columns-repeated="2"/>
          <table:table-cell table:style-name="ce4" office:value-type="string" calcext:value-type="string">
            <text:p>Building Zone</text:p>
          </table:table-cell>
          <table:table-cell table:style-name="ce4"/>
          <table:table-cell table:style-name="ce4" office:value-type="string" calcext:value-type="string">
            <text:p>Bauzone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9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9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9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9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9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9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9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altlasten</text:p>
          </table:table-cell>
          <table:table-cell table:style-name="ce4" table:number-columns-repeated="2"/>
          <table:table-cell table:style-name="ce4" office:value-type="string" calcext:value-type="string">
            <text:p>Legacy Issues</text:p>
          </table:table-cell>
          <table:table-cell table:style-name="ce4"/>
          <table:table-cell table:style-name="ce4" office:value-type="string" calcext:value-type="string">
            <text:p>Altlasten</text:p>
          </table:table-cell>
          <table:table-cell table:style-name="ce4"/>
          <table:table-cell table:style-name="ce20" table:number-columns-repeated="2"/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6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9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9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9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9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20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20" office:value-type="string" calcext:value-type="string">
            <text:p>1.2.0</text:p>
          </table:table-cell>
          <table:table-cell table:style-name="ce29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0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8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FERN+</text:p>
          </table:table-cell>
          <table:table-cell table:style-name="ce42" table:number-columns-repeated="2"/>
          <table:table-cell table:style-name="ce42" office:value-type="string" calcext:value-type="string">
            <text:p>District Heat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Fernwärme</text:p>
          </table:table-cell>
          <table:table-cell table:style-name="ce42" office:value-type="string" calcext:value-type="string">
            <text:p>Primärenergieträger</text:p>
          </table:table-cell>
          <table:table-cell table:style-name="ce55" office:value-type="string" calcext:value-type="string">
            <text:p>1.8.0</text:p>
          </table:table-cell>
          <table:table-cell table:style-name="ce55" office:value-type="string" calcext:value-type="string">
            <text:p>2024-07.22</text:p>
          </table:table-cell>
          <table:table-cell table:style-name="ce4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ERDGAS_LEICHT+</text:p>
          </table:table-cell>
          <table:table-cell table:style-name="ce42" table:number-columns-repeated="2"/>
          <table:table-cell table:style-name="ce42" office:value-type="string" calcext:value-type="string">
            <text:p>Natural Gas (light)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Erdgas (leicht)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ERDGAS_SCHWER+</text:p>
          </table:table-cell>
          <table:table-cell table:style-name="ce42" table:number-columns-repeated="2"/>
          <table:table-cell table:style-name="ce42" office:value-type="string" calcext:value-type="string">
            <text:p>Natural Gas (heavy)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Erdgas (schwer)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FERNWAERME_DAMPF+</text:p>
          </table:table-cell>
          <table:table-cell table:style-name="ce42" table:number-columns-repeated="2"/>
          <table:table-cell table:style-name="ce42" office:value-type="string" calcext:value-type="string">
            <text:p>District Heat (Steam)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Fernwärme (Dampf)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NAHWAERME+</text:p>
          </table:table-cell>
          <table:table-cell table:style-name="ce42" table:number-columns-repeated="2"/>
          <table:table-cell table:style-name="ce42" office:value-type="string" calcext:value-type="string">
            <text:p>Local Heat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Nahwärme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WAERMELIEFERUNG+</text:p>
          </table:table-cell>
          <table:table-cell table:style-name="ce42" table:number-columns-repeated="2"/>
          <table:table-cell table:style-name="ce42" office:value-type="string" calcext:value-type="string">
            <text:p>Heat Delivery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Wärmelieferung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BIOENERGIE+</text:p>
          </table:table-cell>
          <table:table-cell table:style-name="ce42" table:number-columns-repeated="2"/>
          <table:table-cell table:style-name="ce42" office:value-type="string" calcext:value-type="string">
            <text:p>Bio Energy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Bioenergie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WINDENERGIE+</text:p>
          </table:table-cell>
          <table:table-cell table:style-name="ce42" table:number-columns-repeated="2"/>
          <table:table-cell table:style-name="ce42" office:value-type="string" calcext:value-type="string">
            <text:p>Wind Energy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Windenergie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WASSERENERGIE+</text:p>
          </table:table-cell>
          <table:table-cell table:style-name="ce42" table:number-columns-repeated="2"/>
          <table:table-cell table:style-name="ce42" office:value-type="string" calcext:value-type="string">
            <text:p>Water Energy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Wasserenergie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UMWELTWAERME+</text:p>
          </table:table-cell>
          <table:table-cell table:style-name="ce42" table:number-columns-repeated="2"/>
          <table:table-cell table:style-name="ce42" office:value-type="string" calcext:value-type="string">
            <text:p>Environmental Heat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Umweltwärme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KWK_FOSSIL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fossil)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Kraft-Wärme-Kopplung (fossil)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KWK_ERNEUERBAR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renewable)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Kraft-Wärme-Kopplung (erneuerbar)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KWK_REGENERATIV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regenerative)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Kraft-Wärme-Kopplung (regenerativ)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ausstattung-&gt;befeuerung:KWK_BIO+</text:p>
          </table:table-cell>
          <table:table-cell table:style-name="ce42" table:number-columns-repeated="2"/>
          <table:table-cell table:style-name="ce42" office:value-type="string" calcext:value-type="string">
            <text:p>Combined Heat and Power (Bio)</text:p>
          </table:table-cell>
          <table:table-cell table:style-name="ce42" office:value-type="string" calcext:value-type="string">
            <text:p>Primary Energy Carrier</text:p>
          </table:table-cell>
          <table:table-cell table:style-name="ce42" office:value-type="string" calcext:value-type="string">
            <text:p>Kraft-Wärme-Kopplung (Bio)</text:p>
          </table:table-cell>
          <table:table-cell table:style-name="ce42" office:value-type="string" calcext:value-type="string">
            <text:p>Primärenergieträger</text:p>
          </table:table-cell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4" office:value-type="string" calcext:value-type="string">
            <text:p>1.5.0</text:p>
          </table:table-cell>
          <table:table-cell table:style-name="ce29" office:value-type="date" office:date-value="2020-02-09" calcext:value-type="date">
            <text:p>2020-02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20" office:value-type="string" calcext:value-type="string">
            <text:p>1.6.0</text:p>
          </table:table-cell>
          <table:table-cell table:style-name="ce29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/>
          <table:table-cell table:style-name="ce20" table:number-columns-repeated="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2" office:value-type="string" calcext:value-type="string">
            <text:p>custom_field</text:p>
          </table:table-cell>
          <table:table-cell table:style-name="ce42" office:value-type="string" calcext:value-type="string">
            <text:p>epass</text:p>
          </table:table-cell>
          <table:table-cell table:style-name="ce42" office:value-type="string" calcext:value-type="string">
            <text:p>zustand_angaben-&gt;energiepass-&gt;geg2018</text:p>
          </table:table-cell>
          <table:table-cell table:style-name="ce42" table:number-columns-repeated="2"/>
          <table:table-cell table:style-name="ce42" office:value-type="string" calcext:value-type="string">
            <text:p>GEG Information</text:p>
          </table:table-cell>
          <table:table-cell table:style-name="ce42"/>
          <table:table-cell table:style-name="ce42" office:value-type="string" calcext:value-type="string">
            <text:p>Angaben gem. GEG</text:p>
          </table:table-cell>
          <table:table-cell table:style-name="ce42"/>
          <table:table-cell table:style-name="ce42" office:value-type="string" calcext:value-type="string">
            <text:p>1.8.0</text:p>
          </table:table-cell>
          <table:table-cell table:style-name="ce66" office:value-type="date" office:date-value="2024-07-22" calcext:value-type="date">
            <text:p>2024-07-22</text:p>
          </table:table-cell>
          <table:table-cell table:style-name="ce4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4"/>
          <table:table-cell table:style-name="ce24" office:value-type="string" calcext:value-type="string">
            <text:p>1.1.3</text:p>
          </table:table-cell>
          <table:table-cell table:style-name="ce29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/>
          <table:table-cell table:style-name="ce4" office:value-type="string" calcext:value-type="string">
            <text:p>unit:km:1</text:p>
          </table:table-cell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4"/>
          <table:table-cell table:style-name="ce24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20" office:value-type="string" calcext:value-type="string">
            <text:p>1.3.0</text:p>
          </table:table-cell>
          <table:table-cell table:style-name="ce29" office:value-type="date" office:date-value="2017-04-07" calcext:value-type="date">
            <text:p>2017-04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0"/>
          <table:table-cell table:style-name="ce29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0" office:value-type="string" calcext:value-type="string">
            <text:p>1.1.6</text:p>
          </table:table-cell>
          <table:table-cell table:style-name="ce29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1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1"/>
          <table:table-cell table:style-name="ce1" table:number-columns-repeated="3"/>
          <table:table-cell table:style-name="ce16" table:number-columns-repeated="2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/>
          <table:table-cell table:style-name="ce22" table:number-columns-repeated="2"/>
          <table:table-cell table:style-name="ce5" table:number-columns-repeated="53"/>
          <table:table-cell table:number-columns-repeated="960"/>
        </table:table-row>
        <table:table-row table:style-name="ro1" table:number-rows-repeated="10477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8:28:46.63823979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08:39:46.255618767</dc:date>
    <meta:generator>LibreOffice/7.3.2.2$MacOSX_AARCH64 LibreOffice_project/49f2b1bff42cfccbd8f788c8dc32c1c309559be0</meta:generator>
    <meta:editing-duration>P3DT22H28M46S</meta:editing-duration>
    <meta:editing-cycles>211</meta:editing-cycles>
    <meta:document-statistic meta:table-count="1" meta:cell-count="4562" meta:object-count="0"/>
  </office:meta>
</office:document-meta>
</file>